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357" officeooo:paragraph-rsid="001f7357"/>
    </style:style>
    <style:style style:name="P2" style:family="paragraph" style:parent-style-name="Standard">
      <style:text-properties officeooo:rsid="002159dd" officeooo:paragraph-rsid="002159dd"/>
    </style:style>
    <style:style style:name="P3" style:family="paragraph" style:parent-style-name="Standard">
      <style:text-properties officeooo:rsid="0022b285" officeooo:paragraph-rsid="0022b285"/>
    </style:style>
    <style:style style:name="P4" style:family="paragraph" style:parent-style-name="Standard">
      <style:text-properties officeooo:rsid="002401ea" officeooo:paragraph-rsid="002401ea"/>
    </style:style>
    <style:style style:name="T1" style:family="text">
      <style:text-properties officeooo:rsid="001f73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)</text:span>select count(*) as tot_noleggi</text:p>
      <text:p text:style-name="Standard">from dw.fact_noleggi</text:p>
      <text:p text:style-name="P1">2)SELECT</text:p>
      <text:p text:style-name="P1"><text:s text:c="4"/>AVG(durata_minuti) AS durata_media_minuti</text:p>
      <text:p text:style-name="P1">FROM dw.fact_noleggi</text:p>
      <text:p text:style-name="P1">3)SELECT</text:p>
      <text:p text:style-name="P1"><text:s text:c="4"/>AVG(distanza_km) AS distanza_media_km</text:p>
      <text:p text:style-name="P1">FROM dw.fact_noleggi</text:p>
      <text:p text:style-name="P1">4)SELECT</text:p>
      <text:p text:style-name="P1"><text:s text:c="4"/>t.anno,</text:p>
      <text:p text:style-name="P1"><text:s text:c="4"/>COUNT(id_noleggio) AS numero_noleggi</text:p>
      <text:p text:style-name="P1">FROM dw.fact_noleggi f</text:p>
      <text:p text:style-name="P1">JOIN dw.dim_tempo t ON f.tempo_key = t.tempo_key</text:p>
      <text:p text:style-name="P1">GROUP BY t.anno</text:p>
      <text:p text:style-name="P1">ORDER BY t.anno</text:p>
      <text:p text:style-name="P1">5)SELECT</text:p>
      <text:p text:style-name="P1"><text:s text:c="4"/>t.nome_giorno,</text:p>
      <text:p text:style-name="P1"><text:s text:c="4"/>COUNT(noleggio_key) AS numero_noleggi</text:p>
      <text:p text:style-name="P1">FROM dw.fact_noleggi f</text:p>
      <text:p text:style-name="P1">JOIN dw.dim_tempo t ON f.tempo_key = t.tempo_key</text:p>
      <text:p text:style-name="P1">GROUP BY t.nome_giorno, t.giorno_settimana</text:p>
      <text:p text:style-name="P1">ORDER BY t.nome_giorno;</text:p>
      <text:p text:style-name="P2">6)SELECT f.citta_key,c.nome_sistema</text:p>
      <text:p text:style-name="P2">FROM dw.fact_noleggi f</text:p>
      <text:p text:style-name="P2">JOIN dw.dim_citta c ON f.citta_key = c.citta_key</text:p>
      <text:p text:style-name="P2">GROUP BY f.citta_key,c.nome_sistema</text:p>
      <text:p text:style-name="P2">ORDER BY f.citta_key</text:p>
      <text:p text:style-name="P2">LIMIT 10;</text:p>
      <text:p text:style-name="P3">7)SELECT COUNT(f.stazione_partenza_key) as numero_partenze</text:p>
      <text:p text:style-name="P3">FROM dw.fact_noleggi f</text:p>
      <text:p text:style-name="P3">JOIN dw.dim_stazione s ON f.stazione_partenza_key=s.stazione_key</text:p>
      <text:p text:style-name="P3">JOIN dw.dim_citta c ON f.citta_key = c.citta_key</text:p>
      <text:p text:style-name="P3">WHERE c.nome_sistema = 'Berlin'</text:p>
      <text:p text:style-name="P3">GROUP BY s.nome_stazione</text:p>
      <text:p text:style-name="P3">ORDER BY numero_partenze DESC</text:p>
      <text:p text:style-name="P3">LIMIT 10</text:p>
      <text:p text:style-name="P4">8)SELECT</text:p>
      <text:p text:style-name="P4"><text:s text:c="4"/>u.nome_completo,</text:p>
      <text:p text:style-name="P4"><text:s text:c="4"/>COUNT(f.noleggio_key) AS numero_noleggi</text:p>
      <text:p text:style-name="P4">FROM dw.fact_noleggi f</text:p>
      <text:p text:style-name="P4">JOIN dw.dim_utente u</text:p>
      <text:p text:style-name="P4"><text:s text:c="4"/>ON f.utente_key = u.utente_key</text:p>
      <text:p text:style-name="P4">GROUP BY u.nome_completo</text:p>
      <text:p text:style-name="P4">ORDER BY numero_noleggi DESC;</text:p>
      <text:p text:style-name="P4">9)SELECT</text:p>
      <text:p text:style-name="P4"><text:s text:c="4"/>u.fascia_eta,</text:p>
      <text:p text:style-name="P4"><text:s text:c="4"/>COUNT(f.noleggio_key) AS numero_noleggi</text:p>
      <text:p text:style-name="P4">FROM dw.fact_noleggi f</text:p>
      <text:p text:style-name="P4">JOIN dw.dim_utente u</text:p>
      <text:p text:style-name="P4"><text:soft-page-break/><text:s text:c="4"/>ON f.utente_key = u.utente_key</text:p>
      <text:p text:style-name="P4">GROUP BY u.fascia_eta</text:p>
      <text:p text:style-name="P4">ORDER BY u.fascia_eta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2:31:34.375958300</meta:creation-date>
    <dc:date>2026-01-28T13:46:49.889958829</dc:date>
    <meta:editing-duration>PT3H53M8S</meta:editing-duration>
    <meta:editing-cycles>1</meta:editing-cycles>
    <meta:document-statistic meta:table-count="0" meta:image-count="0" meta:object-count="0" meta:page-count="2" meta:paragraph-count="52" meta:word-count="156" meta:character-count="1395" meta:non-whitespace-character-count="1243"/>
    <meta:generator>LibreOffice/7.3.7.2$Linux_X86_64 LibreOffice_project/30$Build-2</meta:generator>
  </office:meta>
</office:document-meta>
</file>